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2024-12-18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2023-12-07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2021-12-22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8328" calcext:value-type="float">
            <text:p>72.72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2020-12-16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2019-12-11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2018-12-12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2014-12-03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2012-12-18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200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200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200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0824" calcext:value-type="float">
            <text:p>74.41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200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8448" calcext:value-type="float">
            <text:p>73.68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200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200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200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1048" calcext:value-type="float">
            <text:p>75.44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199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199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484" calcext:value-type="float">
            <text:p>73.01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199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199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199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1994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212" calcext:value-type="float">
            <text:p>74.11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199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199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3032" calcext:value-type="float">
            <text:p>71.50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198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1988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1987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9856" calcext:value-type="float">
            <text:p>71.99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198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198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198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197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197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217102</text:p>
          </table:table-cell>
          <table:table-cell office:value-type="string" calcext:value-type="string">
            <text:p>1970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